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221" officeooo:paragraph-rsid="000f7221"/>
    </style:style>
    <style:style style:name="P2" style:family="paragraph" style:parent-style-name="Standard">
      <style:text-properties officeooo:rsid="000f7221" officeooo:paragraph-rsid="00187b6a"/>
    </style:style>
    <style:style style:name="P3" style:family="paragraph" style:parent-style-name="Standard">
      <style:text-properties officeooo:rsid="000f7221" officeooo:paragraph-rsid="001ca9e8"/>
    </style:style>
    <style:style style:name="P4" style:family="paragraph" style:parent-style-name="Standard">
      <style:text-properties officeooo:rsid="000ff9dd" officeooo:paragraph-rsid="000ff9dd"/>
    </style:style>
    <style:style style:name="P5" style:family="paragraph" style:parent-style-name="Standard">
      <style:text-properties style:text-line-through-style="solid" style:text-line-through-type="single" officeooo:rsid="000ff9dd" officeooo:paragraph-rsid="000ff9dd"/>
    </style:style>
    <style:style style:name="P6" style:family="paragraph" style:parent-style-name="Standard">
      <style:text-properties style:text-line-through-style="solid" style:text-line-through-type="single" officeooo:rsid="001540b5" officeooo:paragraph-rsid="001540b5"/>
    </style:style>
    <style:style style:name="P7" style:family="paragraph" style:parent-style-name="Standard">
      <style:text-properties style:text-line-through-style="solid" style:text-line-through-type="single" officeooo:rsid="000f7221" officeooo:paragraph-rsid="000f7221"/>
    </style:style>
    <style:style style:name="P8" style:family="paragraph" style:parent-style-name="Standard">
      <style:text-properties style:text-line-through-style="solid" style:text-line-through-type="single" officeooo:rsid="000f7221" officeooo:paragraph-rsid="00179fed"/>
    </style:style>
    <style:style style:name="P9" style:family="paragraph" style:parent-style-name="Standard">
      <style:text-properties style:text-line-through-style="solid" style:text-line-through-type="single" officeooo:rsid="000f7221" officeooo:paragraph-rsid="00187b6a"/>
    </style:style>
    <style:style style:name="P10" style:family="paragraph" style:parent-style-name="Standard">
      <style:text-properties officeooo:rsid="001c2509" officeooo:paragraph-rsid="001c2509"/>
    </style:style>
    <style:style style:name="P11" style:family="paragraph" style:parent-style-name="Standard">
      <style:text-properties officeooo:rsid="001a016a" officeooo:paragraph-rsid="001a016a"/>
    </style:style>
    <style:style style:name="P12" style:family="paragraph" style:parent-style-name="Standard">
      <style:text-properties officeooo:rsid="001ca9e8" officeooo:paragraph-rsid="001ca9e8"/>
    </style:style>
    <style:style style:name="P13" style:family="paragraph" style:parent-style-name="Standard">
      <style:text-properties officeooo:rsid="001dea8d" officeooo:paragraph-rsid="001dea8d"/>
    </style:style>
    <style:style style:name="P14" style:family="paragraph" style:parent-style-name="Standard">
      <style:text-properties style:text-line-through-style="solid" style:text-line-through-type="single" officeooo:rsid="000f7221" officeooo:paragraph-rsid="001ca9e8"/>
    </style:style>
    <style:style style:name="P15" style:family="paragraph" style:parent-style-name="Standard" style:list-style-name="L1">
      <style:text-properties officeooo:rsid="000f7221" officeooo:paragraph-rsid="000f7221"/>
    </style:style>
    <style:style style:name="P16" style:family="paragraph" style:parent-style-name="Standard">
      <style:text-properties officeooo:rsid="000f7221" officeooo:paragraph-rsid="001ca9e8"/>
    </style:style>
    <style:style style:name="P17" style:family="paragraph" style:parent-style-name="Standard">
      <style:text-properties officeooo:rsid="000f7221" officeooo:paragraph-rsid="000f7221"/>
    </style:style>
    <style:style style:name="P18" style:family="paragraph" style:parent-style-name="Standard">
      <style:text-properties officeooo:rsid="001ca9e8" officeooo:paragraph-rsid="001ca9e8"/>
    </style:style>
    <style:style style:name="P19" style:family="paragraph" style:parent-style-name="Standard">
      <style:text-properties officeooo:rsid="001ca9e8" officeooo:paragraph-rsid="001fd94a"/>
    </style:style>
    <style:style style:name="P20" style:family="paragraph" style:parent-style-name="Standard">
      <style:text-properties officeooo:rsid="0010b8e5" officeooo:paragraph-rsid="001fd94a"/>
    </style:style>
    <style:style style:name="P21" style:family="paragraph" style:parent-style-name="Standard">
      <style:text-properties officeooo:rsid="001c2509" officeooo:paragraph-rsid="001ca9e8"/>
    </style:style>
    <style:style style:name="P22" style:family="paragraph" style:parent-style-name="Standard">
      <style:text-properties officeooo:rsid="000ff9dd" officeooo:paragraph-rsid="001fd94a"/>
    </style:style>
    <style:style style:name="T1" style:family="text">
      <style:text-properties officeooo:rsid="000ff9d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187b6a"/>
    </style:style>
    <style:style style:name="T4" style:family="text">
      <style:text-properties officeooo:rsid="001ca9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tgliederversammlung 2019</text:p>
      <text:p text:style-name="P1"/>
      <text:p text:style-name="P12">Totengedenken</text:p>
      <text:p text:style-name="P12"/>
      <text:p text:style-name="P20">Sehr heißer Sommer</text:p>
      <text:p text:style-name="P1"/>
      <text:p text:style-name="P4">22.03.2018 Mitgliederversammlung</text:p>
      <text:p text:style-name="P4"><text:bookmark-start text:name="__DdeLink__218_2856958841"/>2<text:span text:style-name="T2">0.04.2018 </text:span><text:bookmark-end text:name="__DdeLink__218_2856958841"/><text:span text:style-name="T2">Siglinde im Kübel</text:span></text:p>
      <text:p text:style-name="P2"><text:span text:style-name="T2">Einweihung Alpinum im Kreismustergarten am </text:span><text:span text:style-name="T3">23</text:span><text:span text:style-name="T2">.0</text:span><text:span text:style-name="T3">4</text:span></text:p>
      <text:p text:style-name="P11"><text:span text:style-name="T3">3</text:span><text:span text:style-name="T2">1.05 Froniehcnam</text:span></text:p>
      <text:p text:style-name="P3"><text:s text:c="4"/>• Irmgard Faul und Resi Donau haben Altar geschmückt</text:p>
      <text:p text:style-name="P3"><text:s text:c="4"/>• Armin Kast und Rainer Schneider habe Fahnen aufgestellt, Georg hat beim Abbauen geholfen</text:p>
      <text:p text:style-name="P3"><text:s text:c="4"/>• Fahnenstangen sind bei Georg, Fahnen bei Raine</text:p>
      <text:p text:style-name="P14"/>
      <text:p text:style-name="P8">11.06 Besichtigung Rosengarten in Oberfahlheim für Gartenpfleger <text:s/></text:p>
      <text:p text:style-name="P5"><text:bookmark-start text:name="__DdeLink__220_2856958841"/>Tag der offenen Gartentür am 24.06. 2018<text:bookmark-end text:name="__DdeLink__220_2856958841"/></text:p>
      <text:p text:style-name="P4">0<text:bookmark-start text:name="__DdeLink__222_2856958841"/><text:span text:style-name="T2">7.07.2018 Ausflug nach Hohenheim</text:span><text:bookmark-end text:name="__DdeLink__222_2856958841"/></text:p>
      <text:p text:style-name="P9">Aufsicht im Kreismustergarten</text:p>
      <text:p text:style-name="P6">Ausflug nach Würzburg</text:p>
      <text:p text:style-name="P5"><text:bookmark-start text:name="__DdeLink__224_2856958841"/>03.10.2018 Kartoffelfest<text:bookmark-end text:name="__DdeLink__224_2856958841"/></text:p>
      <text:p text:style-name="P4">Kreisversammlung der Kreisverbandes 15.11</text:p>
      <text:p text:style-name="P5">03.10.2018 Weihnachtsmarkt</text:p>
      <text:p text:style-name="P5"><text:bookmark-start text:name="__DdeLink__104_2338183275"/>26.01.2019 Baumschnittkurs Streuobstwiese<text:bookmark-end text:name="__DdeLink__104_2338183275"/></text:p>
      <text:p text:style-name="P7"><text:bookmark-start text:name="__DdeLink__106_2338183275"/>09.03.2019 Baumschnittkurs<text:bookmark-end text:name="__DdeLink__106_2338183275"/></text:p>
      <text:p text:style-name="P7">16.03.2019 Gartenpflegerkurs Unterelchingen</text:p>
      <text:p text:style-name="P7"><text:bookmark-start text:name="__DdeLink__108_2338183275"/>23.03.2019 Streuobstwiese Baumpflege<text:bookmark-end text:name="__DdeLink__108_2338183275"/></text:p>
      <text:p text:style-name="P3"><text:tab/><text:span text:style-name="T1">Benjehecke</text:span></text:p>
      <text:p text:style-name="P3"/>
      <text:p text:style-name="P3"><text:span text:style-name="T4">Baumpaten</text:span></text:p>
      <text:p text:style-name="P3"/>
      <text:p text:style-name="P3">Dorfverschönerung</text:p>
      <text:p text:style-name="P3"/>
      <text:p text:style-name="P12">Engagement Artenvielvalt</text:p>
      <text:p text:style-name="P12"><text:tab/>Blühende Landschaft durch Artenreiche Wildblumenwiesen</text:p>
      <text:p text:style-name="P1"/>
      <text:p text:style-name="P19">Vorteile Baum </text:p>
      <text:p text:style-name="P1"/>
      <text:p text:style-name="P12">Wettbewerb Gartenbauvereine</text:p>
      <text:p text:style-name="P3"/>
      <text:p text:style-name="P1">Bank zwischen Schießen und Schleebuch</text:p>
      <text:p text:style-name="P1"/>
      <text:list xml:id="list434934332" text:style-name="L1">
        <text:list-item>
          <text:p text:style-name="P15">Josef Kast hat vorgeschlagen am Rad- und Fußweg von Schießen nach Schleebuch eine Bank für Wanderer aufzustellen. Es wurde beschlossen, dies umzusetzen.</text:p>
          <text:p text:style-name="P15"/>
        </text:list-item>
      </text:list>
      <text:p text:style-name="P1">Neue Datenschutzverordnung</text:p>
      <text:p text:style-name="P1"/>
      <text:p text:style-name="P1"><text:s text:c="4"/>• Brief an jedes Mitglied mit gespeicherten Informationen</text:p>
      <text:p text:style-name="P1"/>
      <text:p text:style-name="P22">Homepage</text:p>
      <text:p text:style-name="P1"/>
      <text:p text:style-name="P19">Kündigung Allianz-Versicherung</text:p>
      <text:p text:style-name="P21"/>
      <text:p text:style-name="P10"><text:soft-page-break/>Kräuterwanderung</text:p>
      <text:p text:style-name="P1"/>
      <text:p text:style-name="P13">Flohmarkt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ner Schneider</meta:initial-creator>
    <meta:creation-date>2019-03-30T06:26:36.097323186</meta:creation-date>
    <dc:date>2019-04-03T12:49:01.722000000</dc:date>
    <meta:editing-duration>PT4H33M54S</meta:editing-duration>
    <meta:editing-cycles>7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38" meta:word-count="152" meta:character-count="1308" meta:non-whitespace-character-count="1174"/>
  </office:meta>
</office:document-meta>
</file>